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fo:language="ru" fo:country="RU" officeooo:paragraph-rsid="000567ca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2pt" fo:language="ru" fo:country="RU" officeooo:rsid="000ba844" officeooo:paragraph-rsid="001766fd" style:font-name-asian="DejaVu Sans" style:font-size-asian="12pt" style:font-name-complex="Lohit Hindi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4pt" fo:language="ru" fo:country="RU" officeooo:rsid="001766fd" officeooo:paragraph-rsid="001766fd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4pt" fo:language="ru" fo:country="RU" officeooo:rsid="0086b115" officeooo:paragraph-rsid="0086b115" style:font-size-asian="14pt" style:font-size-complex="14pt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paragraph-rsid="001766fd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1766fd" officeooo:paragraph-rsid="001766fd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87d5b6" officeooo:paragraph-rsid="0087d5b6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89ae4c" officeooo:paragraph-rsid="0089ae4c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fo:break-before="page" style:text-autospace="none"/>
      <style:text-properties fo:language="ru" fo:country="RU" officeooo:rsid="0089ae4c" officeooo:paragraph-rsid="0089ae4c"/>
    </style:style>
    <style:style style:name="P11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8a8078" officeooo:paragraph-rsid="008a8078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8a8078" officeooo:paragraph-rsid="008afc14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font-variant="normal" fo:text-transform="none" fo:color="#000000" fo:letter-spacing="normal" fo:language="ru" fo:country="RU" fo:font-style="normal" fo:font-weight="normal" officeooo:rsid="0089ae4c" officeooo:paragraph-rsid="0089ae4c"/>
    </style:style>
    <style:style style:name="P14" style:family="paragraph" style:parent-style-name="Standard">
      <style:paragraph-properties fo:margin-left="0cm" fo:margin-right="0cm" fo:text-align="justify" style:justify-single-word="false" fo:orphans="0" fo:widows="0" fo:text-indent="1.251cm" style:auto-text-indent="false" style:text-autospace="none"/>
      <style:text-properties fo:font-size="8pt" fo:language="ru" fo:country="RU" officeooo:paragraph-rsid="000567ca" style:font-size-asian="8pt" style:font-size-complex="8pt"/>
    </style:style>
    <style:style style:name="P15" style:family="paragraph" style:parent-style-name="Standard">
      <style:paragraph-properties fo:text-align="center" style:justify-single-word="false" fo:orphans="0" fo:widows="0" style:text-autospace="none"/>
      <style:text-properties fo:language="ru" fo:country="RU" officeooo:paragraph-rsid="000567ca"/>
    </style:style>
    <style:style style:name="P16" style:family="paragraph" style:parent-style-name="Standard">
      <style:paragraph-properties fo:orphans="0" fo:widows="0" style:text-autospace="none"/>
      <style:text-properties fo:language="ru" fo:country="RU" officeooo:paragraph-rsid="000567ca"/>
    </style:style>
    <style:style style:name="P17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paragraph-rsid="000567ca" style:font-size-asian="14pt" style:font-size-complex="14pt"/>
    </style:style>
    <style:style style:name="P18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057296" officeooo:paragraph-rsid="00057296" style:font-size-asian="14pt" style:font-size-complex="14pt"/>
    </style:style>
    <style:style style:name="P19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057296" officeooo:paragraph-rsid="000567ca" style:font-size-asian="14pt" style:font-size-complex="14pt"/>
    </style:style>
    <style:style style:name="P20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fo:language="ru" fo:country="RU" officeooo:paragraph-rsid="000567ca" style:font-size-asian="14pt" style:font-size-complex="14pt"/>
    </style:style>
    <style:style style:name="P21" style:family="paragraph" style:parent-style-name="Standard">
      <style:paragraph-properties fo:orphans="0" fo:widows="0" style:text-autospace="none"/>
      <style:text-properties fo:font-size="14pt" fo:language="ru" fo:country="RU" officeooo:paragraph-rsid="000567ca" style:font-size-asian="14pt" style:font-size-complex="14pt"/>
    </style:style>
    <style:style style:name="P22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8bc8a8" officeooo:paragraph-rsid="008bc8a8" style:font-size-asian="14pt" style:font-size-complex="14pt"/>
    </style:style>
    <style:style style:name="P23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paragraph-rsid="000567ca" style:font-size-asian="14pt"/>
    </style:style>
    <style:style style:name="P24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fo:language="ru" fo:country="RU" officeooo:paragraph-rsid="000567ca" style:font-size-asian="14pt"/>
    </style:style>
    <style:style style:name="P25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fo:font-weight="bold" officeooo:paragraph-rsid="000567ca" style:font-size-asian="14pt" style:font-weight-asian="bold"/>
    </style:style>
    <style:style style:name="P26" style:family="paragraph" style:parent-style-name="Standard">
      <style:paragraph-properties fo:text-align="center" style:justify-single-word="false" fo:orphans="0" fo:widows="0" style:text-autospace="none"/>
      <style:text-properties fo:font-size="8pt" fo:language="ru" fo:country="RU" officeooo:paragraph-rsid="000567ca" style:font-size-asian="8pt" style:font-size-complex="8pt"/>
    </style:style>
    <style:style style:name="P27" style:family="paragraph" style:parent-style-name="Standard">
      <style:paragraph-properties fo:text-align="center" style:justify-single-word="false" fo:orphans="0" fo:widows="0" style:text-autospace="none"/>
      <style:text-properties fo:font-size="16pt" fo:language="ru" fo:country="RU" fo:font-weight="bold" officeooo:paragraph-rsid="000567ca" style:font-size-asian="16pt" style:font-weight-asian="bold" style:font-size-complex="16pt"/>
    </style:style>
    <style:style style:name="P28" style:family="paragraph" style:parent-style-name="Standard">
      <style:paragraph-properties fo:margin-top="0cm" fo:margin-bottom="0cm" loext:contextual-spacing="false" fo:text-align="center" style:justify-single-word="false" fo:orphans="0" fo:widows="0" style:text-autospace="none"/>
      <style:text-properties fo:language="ru" fo:country="RU" officeooo:paragraph-rsid="000567ca"/>
    </style:style>
    <style:style style:name="P29" style:family="paragraph" style:parent-style-name="Text_20_body">
      <style:text-properties style:font-name="Liberation Serif" fo:font-size="14pt" fo:language="ru" fo:country="RU" style:font-size-asian="14pt" style:font-size-complex="14pt"/>
    </style:style>
    <style:style style:name="P30" style:family="paragraph" style:parent-style-name="Text_20_body">
      <style:text-properties officeooo:paragraph-rsid="005e1fe7"/>
    </style:style>
    <style:style style:name="P31" style:family="paragraph" style:parent-style-name="Text_20_body" style:master-page-name="">
      <style:paragraph-properties style:page-number="auto" fo:break-before="auto" fo:break-after="auto"/>
      <style:text-properties fo:language="ru" fo:country="RU" officeooo:rsid="005e1fe7" officeooo:paragraph-rsid="005e1fe7"/>
    </style:style>
    <style:style style:name="P32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33" style:family="paragraph" style:parent-style-name="Heading_20_1">
      <style:text-properties fo:font-size="14pt" fo:language="ru" fo:country="RU" style:font-size-asian="14pt" style:font-size-complex="14pt"/>
    </style:style>
    <style:style style:name="P34" style:family="paragraph" style:parent-style-name="Heading_20_1">
      <style:text-properties style:font-name="Liberation Serif" fo:font-size="14pt" fo:language="ru" fo:country="RU" style:font-size-asian="14pt" style:font-size-complex="14pt"/>
    </style:style>
    <style:style style:name="P35" style:family="paragraph" style:parent-style-name="Heading_20_1">
      <style:text-properties fo:language="ru" fo:country="RU"/>
    </style:style>
    <style:style style:name="P36" style:family="paragraph" style:parent-style-name="Heading_20_1" style:list-style-name="">
      <style:paragraph-properties>
        <style:tab-stops>
          <style:tab-stop style:position="2cm"/>
        </style:tab-stops>
      </style:paragraph-properties>
      <style:text-properties fo:language="ru" fo:country="RU"/>
    </style:style>
    <style:style style:name="P37" style:family="paragraph" style:parent-style-name="Heading_20_1">
      <style:paragraph-properties fo:break-before="page"/>
      <style:text-properties style:font-name="Liberation Serif" fo:font-size="14pt" officeooo:rsid="007f969b" officeooo:paragraph-rsid="005e1fe7" style:font-size-asian="14pt" style:font-size-complex="14pt"/>
    </style:style>
    <style:style style:name="P38" style:family="paragraph" style:parent-style-name="Text_20_body" style:master-page-name="First_20_Page">
      <style:paragraph-properties fo:margin-top="0cm" fo:margin-bottom="0cm" loext:contextual-spacing="false" style:page-number="auto"/>
      <style:text-properties fo:language="ru" fo:country="RU" officeooo:paragraph-rsid="000567ca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7406a" style:font-size-asian="14pt" style:font-size-complex="14pt"/>
    </style:style>
    <style:style style:name="T4" style:family="text">
      <style:text-properties fo:font-size="14pt" officeooo:rsid="00303146" style:font-size-asian="14pt" style:font-size-complex="14pt"/>
    </style:style>
    <style:style style:name="T5" style:family="text">
      <style:text-properties fo:font-size="14pt" officeooo:rsid="00312da8" style:font-size-asian="14pt" style:font-size-complex="14pt"/>
    </style:style>
    <style:style style:name="T6" style:family="text">
      <style:text-properties fo:font-size="14pt" officeooo:rsid="0032de9c" style:font-size-asian="14pt" style:font-size-complex="14pt"/>
    </style:style>
    <style:style style:name="T7" style:family="text">
      <style:text-properties fo:font-size="14pt" officeooo:rsid="005d8686" style:font-size-asian="14pt" style:font-size-complex="14pt"/>
    </style:style>
    <style:style style:name="T8" style:family="text">
      <style:text-properties fo:font-size="14pt" fo:language="ru" fo:country="RU" style:font-size-asian="14pt" style:font-size-complex="14pt"/>
    </style:style>
    <style:style style:name="T9" style:family="text">
      <style:text-properties officeooo:rsid="00057296"/>
    </style:style>
    <style:style style:name="T10" style:family="text">
      <style:text-properties style:font-name="Liberation Serif" fo:font-size="14pt" fo:language="ru" fo:country="RU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17">Федеральное государственное автономное</text:p>
      <text:p text:style-name="P17">образовательное учреждение</text:p>
      <text:p text:style-name="P17">высшего профессионального образования</text:p>
      <text:p text:style-name="P17">«СИБИРСКИЙ ФЕДЕРАЛЬНЫЙ УНИВЕРСИТЕТ»</text:p>
      <text:p text:style-name="P14"/>
      <text:p text:style-name="P18">Институт космических и информационных технологий</text:p>
      <text:p text:style-name="P15"/>
      <text:p text:style-name="P19">Кафедра вычислительной техники</text:p>
      <text:p text:style-name="P15"/>
      <text:p text:style-name="P26"/>
      <text:p text:style-name="P17"/>
      <text:p text:style-name="P17"/>
      <text:p text:style-name="P17"/>
      <text:p text:style-name="P17"/>
      <text:p text:style-name="P17"/>
      <text:p text:style-name="P26"/>
      <text:p text:style-name="P25"><text:tab/><text:tab/><text:tab/><text:tab/></text:p>
      <text:p text:style-name="P27">ОТЧЕТ ПО ЛАБОРАТОРНОЙ РАБОТЕ <text:span text:style-name="T9">№3</text:span></text:p>
      <text:p text:style-name="P27"/>
      <text:p text:style-name="P22">Организация взаимодействия процессов с</text:p>
      <text:p text:style-name="P22">помощью каналов</text:p>
      <text:p text:style-name="P23"/>
      <text:p text:style-name="P23"/>
      <text:p text:style-name="P24"/>
      <text:p text:style-name="P24"/>
      <text:p text:style-name="P20"/>
      <text:p text:style-name="P20"/>
      <text:p text:style-name="P20"/>
      <text:p text:style-name="P20"/>
      <text:p text:style-name="P20"/>
      <text:p text:style-name="P21"/>
      <text:p text:style-name="P21"/>
      <text:p text:style-name="P21"/>
      <text:p text:style-name="P2"><text:span text:style-name="T1"><text:s text:c="2"/>Преподаватель</text:span><text:span text:style-name="T2"> <text:s text:c="42"/>_________ <text:s text:c="18"/><text:tab/> <text:s text:c="2"/></text:span><text:span text:style-name="T7">Шаров</text:span><text:span text:style-name="T6"> </text:span><text:span text:style-name="T7">В</text:span><text:span text:style-name="T6">.В.</text:span></text:p>
      <text:p text:style-name="P16"><text:span text:style-name="T2"><text:s text:c="70"/></text:span>подпись, дата <text:s text:c="16"/></text:p>
      <text:p text:style-name="P16"/>
      <text:p text:style-name="P2"><text:span text:style-name="T2"><text:s text:c="2"/>Студент </text:span></text:p>
      <text:p text:style-name="P16"><text:s text:c="18"/></text:p>
      <text:p text:style-name="P16"/>
      <text:p text:style-name="P16"/>
      <text:p text:style-name="P23"/>
      <text:p text:style-name="P23"/>
      <text:p text:style-name="P23"/>
      <text:p text:style-name="P23"/>
      <text:p text:style-name="P23"/>
      <text:p text:style-name="P28"><text:span text:style-name="T2">Красноярск 20</text:span><text:span text:style-name="T3">1</text:span><text:span text:style-name="T7">7</text:span></text:p>
      <text:h text:style-name="P33" text:outline-level="1"><text:soft-page-break/>Задание</text:h>
      <text:p text:style-name="P6"/>
      <text:p text:style-name="P5">1. Разработать алгоритм решения задания а, с учетом разделения вычислений между несколькими процессами. Для обмена информацией между процессами использовать неименованные каналы.</text:p>
      <text:p text:style-name="P5">2. Реализовать алгоритм решения задания а и протестировать на нескольких примерах.</text:p>
      <text:p text:style-name="P5">3. Разработать алгоритм решения задания б, разделив вычисления между</text:p>
      <text:p text:style-name="P5">несколькими приложениями. Для обмена информацией между приложениями использовать именованные каналы.</text:p>
      <text:p text:style-name="P5">4. Реализовать алгоритм решения задания б и протестировать на нескольких примерах.</text:p>
      <text:p text:style-name="P5">Задания варианта:</text:p>
      <text:p text:style-name="P5">а) В массиве А заменить положительные элементы нулями, а отрицательные элементы единицами. Определить число вхождений в массиве нулей или единиц по указанию пользователя в начале работы программы. Входные данные: целое положительное число n, массив чисел А размерности n, целое положительное число к ≥ 2 и ≤ n/2, поиск нулей или единиц. Использовать для решения задачи к процессов.</text:p>
      <text:p text:style-name="P5">б) Первое приложение запрашивает у пользователя число и отсылает его второму приложению, второе приложение умножает полученное число на два и отсылает его третьему приложению, третье приложение выводит полученное число на экран.</text:p>
      <text:p text:style-name="P4"/>
      <text:h text:style-name="P34" text:outline-level="1">Цель работы </text:h>
      <text:p text:style-name="P29"><text:tab/></text:p>
      <text:p text:style-name="P30"><text:span text:style-name="T10"><text:tab/></text:span><text:span text:style-name="T8">Научиться использовать каналы для организации взаимодействия процессов и их синхронизации. Изучить переназначение операций ввода-вывода. 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h text:style-name="P36" text:outline-level="1"/>
      <text:h text:style-name="P37" text:outline-level="1" text:is-list-header="true"/>
      <text:p text:style-name="P31"/>
      <text:h text:style-name="P35" text:outline-level="1">Код программы </text:h>
      <text:p text:style-name="P9">1.сpp</text:p>
      <text:p text:style-name="P8">#include &lt;stdlib.h&gt;</text:p>
      <text:p text:style-name="P8">#include &lt;string.h&gt;</text:p>
      <text:p text:style-name="P8">#include &lt;iostream&gt;</text:p>
      <text:p text:style-name="P8">#include &lt;sys/types.h&gt;</text:p>
      <text:p text:style-name="P8">#include &lt;signal.h&gt;</text:p>
      <text:p text:style-name="P8">#include &lt;unistd.h&gt;</text:p>
      <text:p text:style-name="P8">using namespace std;</text:p>
      <text:p text:style-name="P8">int main(){</text:p>
      <text:p text:style-name="P8"><text:s text:c="2"/>int fd[2];</text:p>
      <text:p text:style-name="P8"><text:s text:c="2"/>int n; cout &lt;&lt; "enter n:" &lt;&lt;endl;</text:p>
      <text:p text:style-name="P8"><text:s text:c="2"/>cin &gt;&gt; n;</text:p>
      <text:p text:style-name="P8"><text:s text:c="2"/>int k;</text:p>
      <text:p text:style-name="P8"><text:s text:c="2"/>cout &lt;&lt; "enter k: "; cin &gt;&gt;k;</text:p>
      <text:p text:style-name="P8"><text:s text:c="2"/>cout &lt;&lt; "count zeros or ones (z/o) ";</text:p>
      <text:p text:style-name="P8"><text:s text:c="2"/>char whatsCount;</text:p>
      <text:p text:style-name="P8"><text:s text:c="2"/>cin &gt;&gt; whatsCount;</text:p>
      <text:p text:style-name="P8"><text:s text:c="2"/>bool countZero= whatsCount == 'z';</text:p>
      <text:p text:style-name="P8"><text:s text:c="2"/>if (pipe(fd)&lt;0){</text:p>
      <text:p text:style-name="P8"><text:s text:c="4"/>cout &lt;&lt; "\n Ошибка создания канала";</text:p>
      <text:p text:style-name="P8"><text:s text:c="4"/>return 0; }</text:p>
      <text:p text:style-name="P8"><text:s text:c="2"/>int tempReader;</text:p>
      <text:p text:style-name="P8"><text:s text:c="2"/>int * a = new int[n];</text:p>
      <text:p text:style-name="P8"><text:s text:c="2"/>for(int i=0;i&lt;n;i++) {</text:p>
      <text:p text:style-name="P8"><text:s text:c="6"/>cin &gt;&gt; tempReader;</text:p>
      <text:p text:style-name="P8"><text:s text:c="6"/>a[i] = (tempReader &lt; 0);</text:p>
      <text:p text:style-name="P8"><text:s text:c="6"/>write(fd[1],&amp;tempReader,sizeof(tempReader)); }</text:p>
      <text:p text:style-name="P8"><text:s text:c="2"/>for(int i=0;i&lt;k;i++)</text:p>
      <text:p text:style-name="P8"><text:s text:c="2"/>if (fork()==0) {</text:p>
      <text:p text:style-name="P8"><text:s text:c="4"/>for(int j = 0;j&lt; n/k;++j){</text:p>
      <text:p text:style-name="P8"><text:s text:c="4"/>int temp;</text:p>
      <text:p text:style-name="P8"><text:s text:c="4"/>read(fd[0],&amp;temp,4);</text:p>
      <text:p text:style-name="P8"><text:s text:c="4"/>cout &lt;&lt; (temp &lt; 0); <text:s/>}</text:p>
      <text:p text:style-name="P8"><text:s text:c="4"/>return 1; }</text:p>
      <text:p text:style-name="P8"><text:s text:c="2"/>int counter = 0;</text:p>
      <text:p text:style-name="P8"><text:s text:c="2"/>for(int i=0;i&lt;n;++i)</text:p>
      <text:p text:style-name="P8"><text:s text:c="6"/>if(countZero &amp;&amp; a[i] == 0) counter++;</text:p>
      <text:p text:style-name="P8"><text:s text:c="7"/>else if(!countZero &amp;&amp; a[i] == 1) counter++;</text:p>
      <text:p text:style-name="P8"><text:s text:c="2"/>cout &lt;&lt;"\nCounter:" &lt;&lt;counter &lt;&lt; "\n";</text:p>
      <text:p text:style-name="P8"><text:s text:c="2"/>return 0;}</text:p>
      <text:p text:style-name="P9"/>
      <text:p text:style-name="P10">2-1.cpp</text:p>
      <text:p text:style-name="P13">#include &lt;stdio.h&gt;</text:p>
      <text:p text:style-name="P32"><text:tab/>#include &lt;string.h&gt;</text:p>
      <text:p text:style-name="P32"><text:tab/>#include &lt;iostream&gt;</text:p>
      <text:p text:style-name="P32"><text:tab/>#include &lt;fstream&gt;</text:p>
      <text:p text:style-name="P32"><text:tab/>#include &lt;sys/types.h&gt;</text:p>
      <text:p text:style-name="P32"><text:tab/>#include &lt;signal.h&gt;</text:p>
      <text:p text:style-name="P32"><text:tab/>#include &lt;unistd.h&gt;</text:p>
      <text:p text:style-name="P32"><text:tab/>#include &lt;fcntl.h&gt;</text:p>
      <text:p text:style-name="P32"><text:tab/>#include &lt;sys/stat.h&gt;</text:p>
      <text:p text:style-name="P32"><text:tab/>#include &lt;sys/wait.h&gt;</text:p>
      <text:p text:style-name="P32"><text:tab/>int main() {</text:p>
      <text:p text:style-name="P32"><text:tab/>int s;</text:p>
      <text:p text:style-name="P32"><text:tab/>int fd ;</text:p>
      <text:p text:style-name="P32"><text:tab/>mkfifo("mypipe",S_IFIFO|0666);</text:p>
      <text:p text:style-name="P32"><text:tab/>fd = open("mypipe",O_RDONLY);</text:p>
      <text:p text:style-name="P32"><text:tab/>read(fd,&amp;s,sizeof(s)) ;</text:p>
      <text:p text:style-name="P32"><text:tab/>fprintf(stdout,"\nПрочитано: '%d'\n",s) ;</text:p>
      <text:p text:style-name="P32"><text:tab/>close(fd) ;</text:p>
      <text:p text:style-name="P32"><text:tab/>unlink("mypipe") ;</text:p>
      <text:p text:style-name="P32"><text:tab/>return 1;}</text:p>
      <text:p text:style-name="P9">2-2.cpp</text:p>
      <text:p text:style-name="P11">#include &lt;stdio.h&gt;</text:p>
      <text:p text:style-name="P11">#include &lt;string.h&gt;</text:p>
      <text:p text:style-name="P11">#include &lt;iostream&gt;</text:p>
      <text:p text:style-name="P11">#include &lt;fstream&gt;</text:p>
      <text:p text:style-name="P11">#include &lt;sys/types.h&gt;</text:p>
      <text:p text:style-name="P11">#include &lt;signal.h&gt;</text:p>
      <text:p text:style-name="P11">#include &lt;unistd.h&gt;</text:p>
      <text:p text:style-name="P11">#include &lt;fcntl.h&gt;</text:p>
      <text:p text:style-name="P11">#include &lt;sys/stat.h&gt;</text:p>
      <text:p text:style-name="P11">#include &lt;sys/wait.h&gt;</text:p>
      <text:p text:style-name="P11">int main() {</text:p>
      <text:p text:style-name="P11">int s,fd ;</text:p>
      <text:p text:style-name="P11">fd = open("../../mypipe",O_RDWR);</text:p>
      <text:p text:style-name="P11">int y;</text:p>
      <text:p text:style-name="P11">read(fd,&amp;y,sizeof(y)*15);</text:p>
      <text:p text:style-name="P11">int mda =y*2;</text:p>
      <text:p text:style-name="P11">write(fd,&amp;mda,sizeof(s));</text:p>
      <text:p text:style-name="P11">fprintf(stdout,"\nWriten: '%d'\n",mda) ;</text:p>
      <text:p text:style-name="P11">close(fd);return 1;</text:p>
      <text:p text:style-name="P11">}</text:p>
      <text:p text:style-name="P11">2-3.cpp</text:p>
      <text:p text:style-name="P11">#include &lt;stdio.h&gt;</text:p>
      <text:p text:style-name="P11">#include &lt;string.h&gt;</text:p>
      <text:p text:style-name="P11">#include &lt;iostream&gt;</text:p>
      <text:p text:style-name="P11">#include &lt;fstream&gt;</text:p>
      <text:p text:style-name="P11">#include &lt;sys/types.h&gt;</text:p>
      <text:p text:style-name="P11">#include &lt;signal.h&gt;</text:p>
      <text:p text:style-name="P11">#include &lt;unistd.h&gt;</text:p>
      <text:p text:style-name="P11">#include &lt;fcntl.h&gt;</text:p>
      <text:p text:style-name="P11">#include &lt;sys/stat.h&gt;</text:p>
      <text:p text:style-name="P11">#include &lt;sys/wait.h&gt;</text:p>
      <text:p text:style-name="P11">#include &lt;iostream&gt;</text:p>
      <text:p text:style-name="P11">using namespace std;</text:p>
      <text:p text:style-name="P11">int <text:s/>main(){</text:p>
      <text:p text:style-name="P11">int fd,mda;</text:p>
      <text:p text:style-name="P12">cout &lt;&lt; "enter num:"; cin &gt;&gt; mda;</text:p>
      <text:p text:style-name="P12">fd = open("../mypipe",O_WRONLY| O_NONBLOCK);</text:p>
      <text:p text:style-name="P11">write(fd,&amp;mda,sizeof(mda));close(fd);return 1;}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2cm"/>
        </style:tab-stops>
      </style:paragraph-properties>
      <style:text-properties style:font-name="Liberation Serif1" fo:font-family="'Liberation Serif'" style:font-style-name="Bold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Text_20_body" style:class="extra"/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ko </meta:initial-creator>
    <meta:creation-date>2015-09-09T16:45:34</meta:creation-date>
    <dc:date>2017-03-13T23:49:16.576000000</dc:date>
    <dc:creator>Семён Андреевич Муравьёв</dc:creator>
    <meta:editing-duration>P1DT7H12M27S</meta:editing-duration>
    <meta:editing-cycles>35</meta:editing-cycles>
    <meta:generator>LibreOffice/5.0.1.2$Windows_x86 LibreOffice_project/81898c9f5c0d43f3473ba111d7b351050be20261</meta:generator>
    <meta:document-statistic meta:table-count="0" meta:image-count="0" meta:object-count="0" meta:page-count="4" meta:paragraph-count="129" meta:word-count="481" meta:character-count="3976" meta:non-whitespace-character-count="3323"/>
  </office:meta>
</office:document-meta>
</file>